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" style:family="graphic" style:parent-style-name="AuthN">
      <style:graphic-properties draw:textarea-horizontal-align="justify" draw:textarea-vertical-align="middle" draw:auto-grow-height="false" fo:min-height="1.02cm" fo:min-width="7.044cm"/>
    </style:style>
    <style:style style:name="gr3" style:family="graphic" style:parent-style-name="AuthN">
      <style:graphic-properties draw:textarea-horizontal-align="justify" draw:textarea-vertical-align="middle" draw:auto-grow-height="false" fo:min-height="2.509cm" fo:min-width="7.044cm"/>
    </style:style>
    <style:style style:name="gr4" style:family="graphic" style:parent-style-name="standard">
      <style:graphic-properties draw:stroke="dash" draw:stroke-dash="Fine_20_Dashed" svg:stroke-width="0.051cm" svg:stroke-color="#3465a4" draw:marker-start-width="0.356cm" draw:marker-end-width="0.356cm" draw:fill="hatch" draw:fill-color="#ffffff" draw:fill-hatch-name="Hatching_20_7" draw:fill-hatch-solid="true" draw:textarea-horizontal-align="justify" draw:textarea-vertical-align="middle" draw:auto-grow-height="false" fo:min-height="1.222cm" fo:min-width="4.909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84cm"/>
    </style:style>
    <style:style style:name="gr6" style:family="graphic" style:parent-style-name="standard">
      <style:graphic-properties draw:stroke="dash" draw:stroke-dash="Fine_20_Dashed" svg:stroke-width="0.051cm" svg:stroke-color="#3465a4" draw:marker-start-width="0.356cm" draw:marker-end-width="0.356cm" draw:fill="hatch" draw:fill-color="#ffffff" draw:fill-hatch-name="Hatching_20_8" draw:fill-hatch-solid="true" draw:textarea-horizontal-align="justify" draw:textarea-vertical-align="middle" draw:auto-grow-height="false" fo:min-height="1.222cm" fo:min-width="4.909cm" fo:padding-top="0.151cm" fo:padding-bottom="0.151cm" fo:padding-left="0.276cm" fo:padding-right="0.27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weight-asian="bold" style:font-weight-complex="bold"/>
    </style:style>
    <style:style style:name="P4" style:family="paragraph">
      <loext:graphic-properties draw:fill="hatch" draw:fill-color="#ffffff" draw:fill-hatch-name="Hatching_20_7" draw:fill-hatch-solid="true"/>
      <style:paragraph-properties fo:text-align="center"/>
    </style:style>
    <style:style style:name="P5" style:family="paragraph">
      <loext:graphic-properties draw:fill="hatch" draw:fill-color="#ffffff" draw:fill-hatch-name="Hatching_20_8" draw:fill-hatch-solid="true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75cm" svg:height="0.837cm" svg:x="8.452cm" svg:y="14.087cm">
          <draw:text-box>
            <text:p><text:span text:style-name="T1">Parent</text:span></text:p>
          </draw:text-box>
        </draw:frame>
        <draw:custom-shape draw:style-name="gr2" draw:text-style-name="P3" draw:layer="layout" svg:width="7.544cm" svg:height="1.27cm" svg:x="6.049cm" svg:y="11.471cm">
          <text:p text:style-name="P2"><text:span text:style-name="T2">Authe</text:span><text:span text:style-name="T2">nticati</text:span><text:span text:style-name="T2">onMa</text:span><text:span text:style-name="T2">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544cm" svg:height="2.759cm" svg:x="1.605cm" svg:y="16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5.461cm" svg:height="1.524cm" svg:x="2.522cm" svg:y="17.489cm">
          <text:p text:style-name="P2"><text:span text:style-name="T1">Authe</text:span><text:span text:style-name="T1">nticati</text:span><text:span text:style-name="T1">on</text:span><text:span text:style-name="T1"><text:line-break/></text:span><text:span text:style-name="T1">Provid</text:span><text:span text:style-name="T1">ers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5.684cm" svg:height="0.837cm" svg:x="2.387cm" svg:y="16.552cm">
          <draw:text-box>
            <text:p><text:span text:style-name="T1">Provide</text:span><text:span text:style-name="T1">rManag</text:span><text:span text:style-name="T1">er</text:span></text:p>
          </draw:text-box>
        </draw:frame>
        <draw:custom-shape draw:style-name="gr3" draw:text-style-name="P3" draw:layer="layout" svg:width="7.544cm" svg:height="2.759cm" svg:x="10.499cm" svg:y="16.3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5.461cm" svg:height="1.524cm" svg:x="11.516cm" svg:y="17.495cm">
          <text:p text:style-name="P2"><text:span text:style-name="T1">Authe</text:span><text:span text:style-name="T1">nticati</text:span><text:span text:style-name="T1">on</text:span><text:span text:style-name="T1"><text:line-break/></text:span><text:span text:style-name="T1">Provi</text:span><text:span text:style-name="T1">ders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5.684cm" svg:height="0.837cm" svg:x="11.381cm" svg:y="16.558cm">
          <draw:text-box>
            <text:p><text:span text:style-name="T1">ProviderManager</text:span></text:p>
          </draw:text-box>
        </draw:frame>
        <draw:line draw:style-name="gr7" draw:text-style-name="P6" draw:layer="layout" svg:x1="5.239cm" svg:y1="16.219cm" svg:x2="9.684cm" svg:y2="13.171cm">
          <text:p/>
        </draw:line>
        <draw:line draw:style-name="gr7" draw:text-style-name="P6" draw:layer="layout" svg:x1="14.283cm" svg:y1="16.22cm" svg:x2="9.838cm" svg:y2="13.1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hatch draw:name="Hatching_20_7" draw:display-name="Hatching 7" draw:style="single" draw:color="#85c0f9" draw:distance="0.508cm" draw:rotation="450"/>
    <draw:hatch draw:name="Hatching_20_8" draw:display-name="Hatching 8" draw:style="single" draw:color="#85c0f9" draw:distance="0.508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7T13:16:26.896009171</meta:creation-date>
    <meta:editing-duration>PT53S</meta:editing-duration>
    <meta:editing-cycles>2</meta:editing-cycles>
    <meta:generator>LibreOffice/6.0.7.3$Linux_X86_64 LibreOffice_project/00m0$Build-3</meta:generator>
    <dc:date>2020-02-27T13:17:19.784695258</dc:date>
    <meta:document-statistic meta:object-count="10"/>
    <meta:template xlink:type="simple" xlink:actuate="onRequest" xlink:title="palette" xlink:href="../../../../../../../../../../../../../Templates/Spring/palette.otg" meta:date="2020-02-27T13:16:26.585390303"/>
  </office:meta>
</office:document-meta>
</file>